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9098in" svg:y="1.4299in">
            <draw:object draw:notify-on-update-of-ranges="Sheet1.B1:Sheet1.B5 Sheet1.D1:Sheet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6" calcext:value-type="float">
            <text:p>356</text:p>
          </table:table-cell>
          <table:table-cell office:value-type="float" office:value="-0.26" calcext:value-type="float">
            <text:p>-0.26</text:p>
          </table:table-cell>
          <table:table-cell table:formula="of:=[.C1]*1000"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18" calcext:value-type="float">
            <text:p>418</text:p>
          </table:table-cell>
          <table:table-cell office:value-type="float" office:value="-0.13" calcext:value-type="float">
            <text:p>-0.13</text:p>
          </table:table-cell>
          <table:table-cell table:formula="of:=[.C2]*1000"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[.C3]*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52" calcext:value-type="float">
            <text:p>552</text:p>
          </table:table-cell>
          <table:table-cell office:value-type="float" office:value="0.14" calcext:value-type="float">
            <text:p>0.14</text:p>
          </table:table-cell>
          <table:table-cell table:formula="of:=[.C4]*100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09" calcext:value-type="float">
            <text:p>609</text:p>
          </table:table-cell>
          <table:table-cell office:value-type="float" office:value="0.25" calcext:value-type="float">
            <text:p>0.25</text:p>
          </table:table-cell>
          <table:table-cell table:formula="of:=[.C5]*1000"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4:22:11.224934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2:19:21.438794775</meta:creation-date>
    <dc:date>2015-03-13T17:16:27.942232936</dc:date>
    <meta:editing-duration>PT8M41S</meta:editing-duration>
    <meta:editing-cycles>2</meta:editing-cycles>
    <meta:generator>LibreOffice/4.2.7.2$Linux_X86_64 LibreOffice_project/42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B1:Sheet1.B5 Sheet1.D1:Sheet1.D5" svg:x="0.32cm" svg:y="0.18cm" svg:width="11.264cm" svg:height="8.64cm">
          <chartooo:coordinate-region svg:x="1.232cm" svg:y="0.379cm" svg:width="10.07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" chart:class="chart:scatter">
            <chart:domain table:cell-range-address="Sheet1.B1:Sheet1.B5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6">
                <text:p>356</text:p>
                <draw:g>
                  <svg:desc>Sheet1.B1:Sheet1.B5</svg:desc>
                </draw:g>
              </table:table-cell>
              <table:table-cell office:value-type="float" office:value="-260">
                <text:p>-260</text:p>
                <draw:g>
                  <svg:desc>Sheet1.D1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8">
                <text:p>41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2">
                <text:p>5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9">
                <text:p>609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